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2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ic Vision Module</text:p>
      <text:p text:style-name="P1"/>
      <text:p text:style-name="P1"><draw:caption text:anchor-type="paragraph" draw:z-index="11" draw:style-name="gr6" svg:width="6.393cm" svg:height="2.188cm" svg:x="8.183cm" svg:y="0.22cm" draw:caption-point-x="-0.425cm" draw:caption-point-y="5.223cm"><text:p>Files: avi, jpeg</text:p><text:p/><text:p>Protocols: USB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" draw:style-name="gr2" draw:text-style-name="P5" svg:width="5.829cm" svg:height="5.4cm" svg:x="8.828cm" svg:y="0.141cm"><text:p text:style-name="P5"><text:span text:style-name="T1">Vision Core</text:span></text:p></draw:rect></text:p>
      <text:p text:style-name="P1"><draw:rect text:anchor-type="paragraph" draw:z-index="8" draw:style-name="gr3" draw:text-style-name="P6" svg:width="3.423cm" svg:height="1.325cm" svg:x="1.715cm" svg:y="0.328cm"><text:p text:style-name="P6"><text:span text:style-name="T1"/></text:p><text:p text:style-name="P6"><text:span text:style-name="T1">Image Sources</text:span></text:p><text:p text:style-name="P6"/></draw:rect><draw:custom-shape text:anchor-type="paragraph" draw:z-index="9" draw:style-name="gr4" draw:text-style-name="P5" svg:width="3.243cm" svg:height="0.992cm" svg:x="5.136cm" svg:y="0.459cm"><text:p text:style-name="P5"/><text:p text:style-name="P5">Images</text:p><text:p text:style-name="P5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0" draw:style-name="gr5" svg:width="6.083cm" svg:height="1.96cm" svg:x="17.563cm" svg:y="0.014cm" draw:caption-point-x="-4.595cm" draw:caption-point-y="3.057cm"><text:p>Files: txt, avi, jpeg</text:p><text:p/><text:p>Protocols: Ethernet, RS232.</text:p></draw:caption><draw:caption text:anchor-type="paragraph" draw:z-index="29" draw:style-name="gr5" svg:width="6.083cm" svg:height="2.013cm" svg:x="0.529cm" svg:y="0.243cm" draw:caption-point-x="9.172cm" draw:caption-point-y="1.401cm"><text:p>Files: txt</text:p><text:p/><text:p>Protocols: Ethernet, RS232</text:p><text:p/></draw:caption><draw:custom-shape text:anchor-type="paragraph" draw:z-index="30" draw:style-name="gr4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8" draw:style-name="gr4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27" draw:style-name="gr3" draw:text-style-name="P6" svg:width="13.196cm" svg:height="1.063cm" svg:x="1.328cm" svg:y="0.467cm"><text:p text:style-name="P6"><text:span text:style-name="T1">External System</text:span></text:p></draw:rect></text:p>
      <text:p text:style-name="P1"/>
      <text:p text:style-name="P1"/>
      <text:p text:style-name="P3"/>
      <text:p text:style-name="P3"><text:soft-page-break/>Our case <text:s/></text:p>
      <text:p text:style-name="P1"><draw:custom-shape text:anchor-type="paragraph" draw:z-index="24" draw:style-name="gr12" svg:width="4.382cm" svg:height="4.045cm" svg:x="6.772cm" svg:y="0.464cm"><text:p>Stereo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ellipse text:anchor-type="paragraph" draw:z-index="22" draw:style-name="gr11" draw:text-style-name="P5" svg:width="2.671cm" svg:height="1.489cm" svg:x="2.776cm" svg:y="0.187cm"><text:p text:style-name="P5">Camera</text:p></draw:ellipse><draw:custom-shape text:anchor-type="paragraph" draw:z-index="20" draw:style-name="gr10" svg:width="2.1cm" svg:height="0.752cm" draw:transform="rotate (-0.3448770601952) translate (5.27755555555556cm 0.40216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6" draw:style-name="gr9" draw:text-style-name="P5" svg:width="3.733cm" svg:height="1.738cm" svg:x="14.889cm" svg:y="0.383cm"><text:p text:style-name="P5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9" svg:width="3.319cm" svg:height="1.089cm" svg:x="11.337cm" svg:y="0.339cm"><text:p/><text:p/><text:p>Distances ?</text:p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ellipse text:anchor-type="paragraph" draw:z-index="23" draw:style-name="gr11" draw:text-style-name="P5" svg:width="2.671cm" svg:height="1.489cm" svg:x="2.882cm" svg:y="0.425cm"><text:p text:style-name="P5">Camera</text:p></draw:ellipse><draw:custom-shape text:anchor-type="paragraph" draw:z-index="21" draw:style-name="gr10" svg:width="2.1cm" svg:height="0.752cm" draw:transform="rotate (0.326202037197679) translate (4.86833333333333cm 0.9824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style-name="gr4" svg:width="3.292cm" svg:height="0.338cm" svg:x="11.153cm" svg:y="0.552cm"><text:p/><text:p/><text:p><text:span text:style-name="T2"/></text:p><text:p text:style-name="P5"><text:span text:style-name="T2">Commands ?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aption text:anchor-type="paragraph" draw:z-index="25" draw:style-name="gr5" svg:width="1.96cm" svg:height="1.96cm" svg:x="6.747cm" svg:y="0.406cm" draw:caption-point-x="-0.804cm" draw:caption-point-y="-2.534cm"><text:p text:style-name="P5"/><text:p text:style-name="P5">USB</text:p></draw:caption><draw:caption text:anchor-type="paragraph" draw:z-index="26" draw:style-name="gr5" svg:width="1.96cm" svg:height="1.96cm" svg:x="13.305cm" svg:y="0.198cm" draw:caption-point-x="-0.933cm" draw:caption-point-y="-2.171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ellipse text:anchor-type="paragraph" draw:z-index="35" draw:style-name="gr3" draw:text-style-name="P5" svg:width="7.494cm" svg:height="3.64cm" svg:x="7.768cm" svg:y="0.106cm"><text:p text:style-name="P5">Abstract VideoProcessingModule</text:p></draw:ellipse><text:soft-page-break/>Classes Architecture</text:p>
      <text:p text:style-name="P1"/>
      <text:p text:style-name="P1"><draw:ellipse text:anchor-type="paragraph" draw:z-index="12" draw:style-name="gr7" draw:text-style-name="P5" svg:width="6.083cm" svg:height="3.008cm" svg:x="-1.866cm" svg:y="0.24cm"><text:p text:style-name="P5">Abstract Video Source</text:p></draw:ellipse></text:p>
      <text:p text:style-name="P1"><draw:ellipse text:anchor-type="paragraph" draw:z-index="34" draw:style-name="gr3" draw:text-style-name="P5" svg:width="4.038cm" svg:height="1.922cm" svg:x="20.738cm" svg:y="0.372cm"><text:p text:style-name="P5">Abstract External</text:p></draw:ellipse><draw:custom-shape text:anchor-type="paragraph" draw:z-index="36" draw:style-name="gr1" svg:width="2.334cm" svg:height="0.96cm" svg:x="4.216cm" svg:y="0.423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ellipse text:anchor-type="paragraph" draw:z-index="42" draw:style-name="gr3" draw:text-style-name="P5" svg:width="4.885cm" svg:height="1.581cm" svg:x="12.319cm" svg:y="0.325cm"><text:p text:style-name="P5">Abstract </text:p><text:p text:style-name="P5">Communication Protocol</text:p></draw:ellipse><draw:custom-shape text:anchor-type="paragraph" draw:z-index="37" draw:style-name="gr1" svg:width="3.345cm" svg:height="0.96cm" svg:x="17.203cm" svg:y="0.3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43" draw:style-name="gr3" draw:text-style-name="P5" svg:width="4.885cm" svg:height="1.581cm" svg:x="6.491cm" svg:y="0.136cm"><text:p text:style-name="P5">Abstract </text:p><text:p text:style-name="P5">Communication Protocol</text:p></draw:ellipse></text:p>
      <text:p text:style-name="P1"><draw:custom-shape text:anchor-type="paragraph" draw:z-index="31" draw:style-name="gr1" svg:width="0.805cm" svg:height="3.063cm" draw:transform="rotate (-0.372453262376706) translate (8.63776388888889cm 0.151694444444444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1" svg:width="0.805cm" svg:height="2.382cm" draw:transform="rotate (-0.431794456944502) translate (20.6639583333333cm 0.562680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3.749cm 0.86254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571cm" svg:y="0.4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2.2978333333333cm 0.57679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1" svg:width="0.701cm" svg:height="2.066cm" svg:x="0.016cm" svg:y="0.3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" draw:style-name="gr1" svg:width="0.805cm" svg:height="2.484cm" svg:x="22.389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1" svg:width="0.701cm" svg:height="2.066cm" svg:x="2.739cm" svg:y="0.1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ellipse text:anchor-type="paragraph" draw:z-index="14" draw:style-name="gr7" draw:text-style-name="P5" svg:width="3.086cm" svg:height="1.532cm" svg:x="-1.242cm" svg:y="0.254cm"><text:p text:style-name="P5">Camera</text:p></draw:ellipse><draw:ellipse text:anchor-type="paragraph" draw:z-index="13" draw:style-name="gr8" draw:text-style-name="P5" svg:width="2.883cm" svg:height="1.479cm" svg:x="1.843cm" svg:y="0.513cm"><text:p text:style-name="P5">File</text:p></draw:ellipse><draw:ellipse text:anchor-type="paragraph" draw:z-index="38" draw:style-name="gr13" draw:text-style-name="P5" svg:width="2.8cm" svg:height="1.53cm" svg:x="24.855cm" svg:y="0.43cm"><text:p text:style-name="P5">File</text:p></draw:ellipse></text:p>
      <text:p text:style-name="P1"><draw:ellipse text:anchor-type="paragraph" draw:z-index="32" draw:style-name="gr3" draw:text-style-name="P5" svg:width="3.761cm" svg:height="1.918cm" svg:x="4.907cm" svg:y="0.282cm"><text:p text:style-name="P5">Stereovision</text:p></draw:ellipse><draw:ellipse text:anchor-type="paragraph" draw:z-index="39" draw:style-name="gr3" draw:text-style-name="P5" svg:width="2.8cm" svg:height="1.53cm" svg:x="21.846cm" svg:y="0.413cm"><text:p text:style-name="P5">Display</text:p></draw:ellipse><draw:ellipse text:anchor-type="paragraph" draw:z-index="41" draw:style-name="gr13" draw:text-style-name="P5" svg:width="3.761cm" svg:height="1.918cm" svg:x="13.386cm" svg:y="0.249cm"><text:p text:style-name="P5">VideoFileProcessing</text:p></draw:ellipse><draw:ellipse text:anchor-type="paragraph" draw:z-index="33" draw:style-name="gr3" draw:text-style-name="P5" svg:width="3.56cm" svg:height="4.88cm" svg:x="17.844cm" svg:y="0.023cm"><text:p text:style-name="P5">Robot</text:p></draw:ellipse></text:p>
      <text:p text:style-name="P1"><draw:ellipse text:anchor-type="paragraph" draw:z-index="40" draw:style-name="gr13" draw:text-style-name="P5" svg:width="3.761cm" svg:height="1.918cm" svg:x="9.031cm" svg:y="0.129cm"><text:p text:style-name="P5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ellipse text:anchor-type="paragraph" draw:z-index="15" draw:style-name="gr3" draw:text-style-name="P5" svg:width="5.532cm" svg:height="2.924cm" svg:x="-0.954cm" svg:y="0.337cm"><text:p text:style-name="P5">Debug(Exceptions)</text:p></draw:ellipse></text:p>
      <text:p text:style-name="P1"><draw:rect text:anchor-type="paragraph" draw:z-index="17" draw:style-name="gr3" draw:text-style-name="P5" svg:width="6.024cm" svg:height="4.788cm" svg:x="5.373cm" svg:y="0.443cm"><text:p text:style-name="P5">StereoVision.setup</text:p><text:p text:style-name="P5">(sources)</text:p><text:p text:style-name="P5">StereoVision.run</text:p><text:p text:style-name="P5">(Acquire,</text:p><text:p text:style-name="P5">Video processing,</text:p><text:p text:style-name="P5"><text:s/>Merge stereo</text:p><text:p text:style-name="P5"><text:s/>Send</text:p><text:p text:style-name="P5">...)</text:p><text:p text:style-name="P5"/></draw:rect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0T14:33:48.19</dc:date>
    <dc:creator>Julien </dc:creator>
    <meta:editing-duration>PT02H58M18S</meta:editing-duration>
    <meta:editing-cycles>102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7" meta:character-count="51"/>
  </office:meta>
</office:document-meta>
</file>